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Rockwell Extra Bold" svg:font-family="'Rockwell Extra Bold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4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143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Zadatak_20_1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vjerovatnoca_sa_mas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>
            <text:p>Tražimo vjerovatnoću da ćemo iz 5 bacanja kocke dobiti broj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1-p</text:p>
          </table:table-cell>
          <table:table-cell office:value-type="string">
            <text:p>p^x</text:p>
          </table:table-cell>
          <table:table-cell office:value-type="string">
            <text:p>n-x</text:p>
          </table:table-cell>
          <table:table-cell office:value-type="string">
            <text:p>(1-p)^(n-x)</text:p>
          </table:table-cell>
          <table:table-cell office:value-type="string">
            <text:p>n!/(x!*(n-x)!)</text:p>
          </table:table-cell>
          <table:table-cell office:value-type="string">
            <text:p>P</text:p>
          </table:table-cell>
          <table:table-cell office:value-type="string">
            <text:p>SP</text:p>
          </table:table-cell>
          <table:table-cell office:value-type="string">
            <text:p>masa (P*x)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4]" office:value-type="float" office:value="0.833333333333333">
            <text:p>0,833333333333333</text:p>
          </table:table-cell>
          <table:table-cell table:formula="of:=POWER([.C4];[.B4])" office:value-type="float" office:value="1">
            <text:p>1</text:p>
          </table:table-cell>
          <table:table-cell table:formula="of:=[.A4]-[.B4]" office:value-type="float" office:value="5">
            <text:p>5</text:p>
          </table:table-cell>
          <table:table-cell table:formula="of:=[.D4]^[.F4]" office:value-type="float" office:value="0.401877572016461">
            <text:p>0,401877572016461</text:p>
          </table:table-cell>
          <table:table-cell table:formula="of:=FACT([.A4])/(FACT([.B4])*FACT([.F4]))" office:value-type="float" office:value="1">
            <text:p>1</text:p>
          </table:table-cell>
          <table:table-cell table:formula="of:=[.H4]*[.G4]*[.E4]" office:value-type="float" office:value="0.401877572016461">
            <text:p>0,401877572016461</text:p>
          </table:table-cell>
          <table:table-cell table:formula="of:=[.I4]" office:value-type="float" office:value="0.401877572016461">
            <text:p>0,401877572016461</text:p>
          </table:table-cell>
          <table:table-cell table:formula="of:=[.I4]*[.B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5]" office:value-type="float" office:value="0.833333333333333">
            <text:p>0,833333333333333</text:p>
          </table:table-cell>
          <table:table-cell table:formula="of:=POWER([.C5];[.B5])" office:value-type="float" office:value="0.166666666666667">
            <text:p>0,166666666666667</text:p>
          </table:table-cell>
          <table:table-cell table:formula="of:=[.A5]-[.B5]" office:value-type="float" office:value="4">
            <text:p>4</text:p>
          </table:table-cell>
          <table:table-cell table:formula="of:=POWER([.D5];[.F5])" office:value-type="float" office:value="0.482253086419753">
            <text:p>0,482253086419753</text:p>
          </table:table-cell>
          <table:table-cell table:formula="of:=FACT([.A5])/(FACT([.B5])*FACT([.F5]))" office:value-type="float" office:value="5">
            <text:p>5</text:p>
          </table:table-cell>
          <table:table-cell table:formula="of:=[.H5]*[.G5]*[.E5]" office:value-type="float" office:value="0.401877572016461">
            <text:p>0,401877572016461</text:p>
          </table:table-cell>
          <table:table-cell table:formula="of:=[.I5]+[.J4]" office:value-type="float" office:value="0.803755144032922">
            <text:p>0,803755144032922</text:p>
          </table:table-cell>
          <table:table-cell table:formula="of:=[.I5]*[.B5]" office:value-type="float" office:value="0.401877572016461">
            <text:p>0,40187757201646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6]" office:value-type="float" office:value="0.833333333333333">
            <text:p>0,833333333333333</text:p>
          </table:table-cell>
          <table:table-cell table:formula="of:=POWER([.C6];[.B6])" office:value-type="float" office:value="0.0277777777777778">
            <text:p>0,0277777777777778</text:p>
          </table:table-cell>
          <table:table-cell table:formula="of:=[.A6]-[.B6]" office:value-type="float" office:value="3">
            <text:p>3</text:p>
          </table:table-cell>
          <table:table-cell table:formula="of:=POWER([.D6];[.F6])" office:value-type="float" office:value="0.578703703703704">
            <text:p>0,578703703703704</text:p>
          </table:table-cell>
          <table:table-cell table:formula="of:=FACT([.A6])/(FACT([.B6])*FACT([.F6]))" office:value-type="float" office:value="10">
            <text:p>10</text:p>
          </table:table-cell>
          <table:table-cell table:formula="of:=[.H6]*[.G6]*[.E6]" office:value-type="float" office:value="0.160751028806584">
            <text:p>0,160751028806584</text:p>
          </table:table-cell>
          <table:table-cell table:formula="of:=[.I6]+[.J5]" office:value-type="float" office:value="0.964506172839506">
            <text:p>0,964506172839506</text:p>
          </table:table-cell>
          <table:table-cell table:formula="of:=[.I6]*[.B6]" office:value-type="float" office:value="0.321502057613169">
            <text:p>0,321502057613169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7]" office:value-type="float" office:value="0.833333333333333">
            <text:p>0,833333333333333</text:p>
          </table:table-cell>
          <table:table-cell table:formula="of:=POWER([.C7];[.B7])" office:value-type="float" office:value="0.00462962962962963">
            <text:p>0,00462962962962963</text:p>
          </table:table-cell>
          <table:table-cell table:formula="of:=[.A7]-[.B7]" office:value-type="float" office:value="2">
            <text:p>2</text:p>
          </table:table-cell>
          <table:table-cell table:formula="of:=POWER([.D7];[.F7])" office:value-type="float" office:value="0.694444444444444">
            <text:p>0,694444444444444</text:p>
          </table:table-cell>
          <table:table-cell table:formula="of:=FACT([.A7])/(FACT([.B7])*FACT([.F7]))" office:value-type="float" office:value="10">
            <text:p>10</text:p>
          </table:table-cell>
          <table:table-cell table:formula="of:=[.H7]*[.G7]*[.E7]" office:value-type="float" office:value="0.0321502057613169">
            <text:p>0,0321502057613169</text:p>
          </table:table-cell>
          <table:table-cell table:formula="of:=[.I7]+[.J6]" office:value-type="float" office:value="0.996656378600823">
            <text:p>0,996656378600823</text:p>
          </table:table-cell>
          <table:table-cell table:formula="of:=[.I7]*[.B7]" office:value-type="float" office:value="0.0964506172839506">
            <text:p>0,0964506172839506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8]" office:value-type="float" office:value="0.833333333333333">
            <text:p>0,833333333333333</text:p>
          </table:table-cell>
          <table:table-cell table:formula="of:=POWER([.C8];[.B8])" office:value-type="float" office:value="0.000771604938271605">
            <text:p>0,000771604938271605</text:p>
          </table:table-cell>
          <table:table-cell table:formula="of:=[.A8]-[.B8]" office:value-type="float" office:value="1">
            <text:p>1</text:p>
          </table:table-cell>
          <table:table-cell table:formula="of:=POWER([.D8];[.F8])" office:value-type="float" office:value="0.833333333333333">
            <text:p>0,833333333333333</text:p>
          </table:table-cell>
          <table:table-cell table:formula="of:=FACT([.A8])/(FACT([.B8])*FACT([.F8]))" office:value-type="float" office:value="5">
            <text:p>5</text:p>
          </table:table-cell>
          <table:table-cell table:formula="of:=[.H8]*[.G8]*[.E8]" office:value-type="float" office:value="0.00321502057613169">
            <text:p>0,00321502057613169</text:p>
          </table:table-cell>
          <table:table-cell table:formula="of:=[.I8]+[.J7]" office:value-type="float" office:value="0.999871399176955">
            <text:p>0,999871399176955</text:p>
          </table:table-cell>
          <table:table-cell table:formula="of:=[.I8]*[.B8]" office:value-type="float" office:value="0.0128600823045267">
            <text:p>0,0128600823045267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formula="of:=1/6" office:value-type="float" office:value="0.166666666666667">
            <text:p>0,166666666666667</text:p>
          </table:table-cell>
          <table:table-cell table:formula="of:=1-[.C9]" office:value-type="float" office:value="0.833333333333333">
            <text:p>0,833333333333333</text:p>
          </table:table-cell>
          <table:table-cell table:formula="of:=[.C9]^[.B9]" office:value-type="float" office:value="0.000128600823045267">
            <text:p>0,000128600823045267</text:p>
          </table:table-cell>
          <table:table-cell table:formula="of:=[.A9]-[.B9]" office:value-type="float" office:value="0">
            <text:p>0</text:p>
          </table:table-cell>
          <table:table-cell table:formula="of:=POWER([.D9];[.F9])" office:value-type="float" office:value="1">
            <text:p>1</text:p>
          </table:table-cell>
          <table:table-cell table:formula="of:=FACT([.A9])/(FACT([.B9])*FACT([.F9]))" office:value-type="float" office:value="1">
            <text:p>1</text:p>
          </table:table-cell>
          <table:table-cell table:formula="of:=[.H9]*[.G9]*[.E9]" office:value-type="float" office:value="0.000128600823045267">
            <text:p>0,000128600823045267</text:p>
          </table:table-cell>
          <table:table-cell table:formula="of:=[.I9]+[.J8]" office:value-type="float" office:value="1">
            <text:p>1</text:p>
          </table:table-cell>
          <table:table-cell table:formula="of:=[.I9]*[.B9]" office:value-type="float" office:value="0.000643004115226337">
            <text:p>0,00064300411522633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I4:.I9])" office:value-type="float" office:value="1">
            <text:p>1</text:p>
          </table:table-cell>
          <table:table-cell/>
          <table:table-cell table:formula="of:=SUM([.K4:.K9])" office:value-type="float" office:value="0.833333333333333">
            <text:p>0,8333333333333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itmeticka sredina</text:p>
          </table:table-cell>
          <table:table-cell/>
          <table:table-cell table:formula="of:=[.C4]*[.A4]" office:value-type="float" office:value="0.833333333333333">
            <text:p>0,833333333333333</text:p>
          </table:table-cell>
          <table:table-cell table:formula="of:=[.C4]*[.D4]" office:value-type="float" office:value="0.138888888888889">
            <text:p>0,138888888888889</text:p>
          </table:table-cell>
          <table:table-cell office:value-type="string">
            <text:p>aritm_sred = 5*16 jer je artim sredina više skupova jednaka sumi artim sredina</text:p>
          </table:table-cell>
          <table:table-cell table:number-columns-repeated="1019"/>
        </table:table-row>
        <table:table-row table:style-name="ro1">
          <table:table-cell office:value-type="string">
            <text:p>varijansa</text:p>
          </table:table-cell>
          <table:table-cell/>
          <table:table-cell table:formula="of:=[.C13]*[.D4]" office:value-type="float" office:value="0.694444444444444">
            <text:p>0,694444444444444</text:p>
          </table:table-cell>
          <table:table-cell table:formula="of:=[.D13]*5" office:value-type="float" office:value="0.694444444444444">
            <text:p>0,694444444444444</text:p>
          </table:table-cell>
          <table:table-cell office:value-type="string">
            <text:p>varijanca = p * (1-p) * n</text:p>
          </table:table-cell>
          <table:table-cell table:number-columns-repeated="1019"/>
        </table:table-row>
        <table:table-row table:style-name="ro1">
          <table:table-cell office:value-type="string">
            <text:p>devijacija</text:p>
          </table:table-cell>
          <table:table-cell/>
          <table:table-cell table:formula="of:=SQRT([.C14])" office:value-type="float" office:value="0.833333333333333">
            <text:p>0,833333333333333</text:p>
          </table:table-cell>
          <table:table-cell/>
          <table:table-cell office:value-type="string">
            <text:p>stdev = sqrt(varijanca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žimo vjerovatnoću da ćemo od 7 bacanja novčića dobiti n grbov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p</text:p>
          </table:table-cell>
          <table:table-cell table:style-name="ce2" office:value-type="string">
            <text:p>1-p</text:p>
          </table:table-cell>
          <table:table-cell table:style-name="ce2" office:value-type="string">
            <text:p>p^x</text:p>
          </table:table-cell>
          <table:table-cell table:style-name="ce2" office:value-type="string">
            <text:p>n-x</text:p>
          </table:table-cell>
          <table:table-cell table:style-name="ce2" office:value-type="string">
            <text:p>(1-p)^(n-x)</text:p>
          </table:table-cell>
          <table:table-cell table:style-name="ce2" office:value-type="string">
            <text:p>n!/x!*(n-x)!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masa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formula="of:=POWER([.C19];[.B19])" office:value-type="float" office:value="1">
            <text:p>1</text:p>
          </table:table-cell>
          <table:table-cell table:formula="of:=[.A19]-[.B19]" office:value-type="float" office:value="7">
            <text:p>7</text:p>
          </table:table-cell>
          <table:table-cell table:formula="of:=POWER([.D19];[.F19])" office:value-type="float" office:value="0.0078125">
            <text:p>0,0078125</text:p>
          </table:table-cell>
          <table:table-cell table:formula="of:=FACT([.A19])/(FACT([.B19])*FACT([.F19]))" office:value-type="float" office:value="1">
            <text:p>1</text:p>
          </table:table-cell>
          <table:table-cell table:formula="of:=[.H19]*[.G19]*[.E19]" office:value-type="float" office:value="0.0078125">
            <text:p>0,0078125</text:p>
          </table:table-cell>
          <table:table-cell table:formula="of:=[.I19]" office:value-type="float" office:value="0.0078125">
            <text:p>0,0078125</text:p>
          </table:table-cell>
          <table:table-cell table:formula="of:=[.I19]*[.B19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formula="of:=POWER([.C20];[.B20])" office:value-type="float" office:value="0.5">
            <text:p>0,5</text:p>
          </table:table-cell>
          <table:table-cell table:formula="of:=[.A20]-[.B20]" office:value-type="float" office:value="6">
            <text:p>6</text:p>
          </table:table-cell>
          <table:table-cell table:formula="of:=POWER([.D20];[.F20])" office:value-type="float" office:value="0.015625">
            <text:p>0,015625</text:p>
          </table:table-cell>
          <table:table-cell table:formula="of:=FACT([.A20])/(FACT([.B20])*FACT([.F20]))" office:value-type="float" office:value="7">
            <text:p>7</text:p>
          </table:table-cell>
          <table:table-cell table:formula="of:=[.H20]*[.G20]*[.E20]" office:value-type="float" office:value="0.0546875">
            <text:p>0,0546875</text:p>
          </table:table-cell>
          <table:table-cell table:formula="of:=[.I20]+[.J19]" office:value-type="float" office:value="0.0625">
            <text:p>0,0625</text:p>
          </table:table-cell>
          <table:table-cell table:formula="of:=[.I20]*[.B20]" office:value-type="float" office:value="0.0546875">
            <text:p>0,054687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,5</text:p>
          </table:table-cell>
          <table:table-cell table:formula="of:=POWER([.C21];[.B21])" office:value-type="float" office:value="0.25">
            <text:p>0,25</text:p>
          </table:table-cell>
          <table:table-cell table:formula="of:=[.A21]-[.B21]" office:value-type="float" office:value="5">
            <text:p>5</text:p>
          </table:table-cell>
          <table:table-cell table:formula="of:=POWER([.D21];[.F21])" office:value-type="float" office:value="0.03125">
            <text:p>0,03125</text:p>
          </table:table-cell>
          <table:table-cell table:formula="of:=FACT([.A21])/(FACT([.B21])*FACT([.F21]))" office:value-type="float" office:value="21">
            <text:p>21</text:p>
          </table:table-cell>
          <table:table-cell table:formula="of:=[.H21]*[.G21]*[.E21]" office:value-type="float" office:value="0.1640625">
            <text:p>0,1640625</text:p>
          </table:table-cell>
          <table:table-cell table:formula="of:=[.I21]+[.J20]" office:value-type="float" office:value="0.2265625">
            <text:p>0,2265625</text:p>
          </table:table-cell>
          <table:table-cell table:formula="of:=[.I21]*[.B21]" office:value-type="float" office:value="0.328125">
            <text:p>0,32812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table:formula="of:=POWER([.C22];[.B22])" office:value-type="float" office:value="0.125">
            <text:p>0,125</text:p>
          </table:table-cell>
          <table:table-cell table:formula="of:=[.A22]-[.B22]" office:value-type="float" office:value="4">
            <text:p>4</text:p>
          </table:table-cell>
          <table:table-cell table:formula="of:=POWER([.D22];[.F22])" office:value-type="float" office:value="0.0625">
            <text:p>0,0625</text:p>
          </table:table-cell>
          <table:table-cell table:formula="of:=FACT([.A22])/(FACT([.B22])*FACT([.F22]))" office:value-type="float" office:value="35">
            <text:p>35</text:p>
          </table:table-cell>
          <table:table-cell table:formula="of:=[.H22]*[.G22]*[.E22]" office:value-type="float" office:value="0.2734375">
            <text:p>0,2734375</text:p>
          </table:table-cell>
          <table:table-cell table:formula="of:=[.I22]+[.J21]" office:value-type="float" office:value="0.5">
            <text:p>0,5</text:p>
          </table:table-cell>
          <table:table-cell table:formula="of:=[.I22]*[.B22]" office:value-type="float" office:value="0.8203125">
            <text:p>0,820312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table:formula="of:=POWER([.C23];[.B23])" office:value-type="float" office:value="0.0625">
            <text:p>0,0625</text:p>
          </table:table-cell>
          <table:table-cell table:formula="of:=[.A23]-[.B23]" office:value-type="float" office:value="3">
            <text:p>3</text:p>
          </table:table-cell>
          <table:table-cell table:formula="of:=POWER([.D23];[.F23])" office:value-type="float" office:value="0.125">
            <text:p>0,125</text:p>
          </table:table-cell>
          <table:table-cell table:formula="of:=FACT([.A23])/(FACT([.B23])*FACT([.F23]))" office:value-type="float" office:value="35">
            <text:p>35</text:p>
          </table:table-cell>
          <table:table-cell table:formula="of:=[.H23]*[.G23]*[.E23]" office:value-type="float" office:value="0.2734375">
            <text:p>0,2734375</text:p>
          </table:table-cell>
          <table:table-cell table:formula="of:=[.I23]+[.J22]" office:value-type="float" office:value="0.7734375">
            <text:p>0,7734375</text:p>
          </table:table-cell>
          <table:table-cell table:formula="of:=[.I23]*[.B23]" office:value-type="float" office:value="1.09375">
            <text:p>1,0937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table:formula="of:=POWER([.C24];[.B24])" office:value-type="float" office:value="0.03125">
            <text:p>0,03125</text:p>
          </table:table-cell>
          <table:table-cell table:formula="of:=[.A24]-[.B24]" office:value-type="float" office:value="2">
            <text:p>2</text:p>
          </table:table-cell>
          <table:table-cell table:formula="of:=POWER([.D24];[.F24])" office:value-type="float" office:value="0.25">
            <text:p>0,25</text:p>
          </table:table-cell>
          <table:table-cell table:formula="of:=FACT([.A24])/(FACT([.B24])*FACT([.F24]))" office:value-type="float" office:value="21">
            <text:p>21</text:p>
          </table:table-cell>
          <table:table-cell table:formula="of:=[.H24]*[.G24]*[.E24]" office:value-type="float" office:value="0.1640625">
            <text:p>0,1640625</text:p>
          </table:table-cell>
          <table:table-cell table:formula="of:=[.I24]+[.J23]" office:value-type="float" office:value="0.9375">
            <text:p>0,9375</text:p>
          </table:table-cell>
          <table:table-cell table:formula="of:=[.I24]*[.B24]" office:value-type="float" office:value="0.8203125">
            <text:p>0,820312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table:formula="of:=POWER([.C25];[.B25])" office:value-type="float" office:value="0.015625">
            <text:p>0,015625</text:p>
          </table:table-cell>
          <table:table-cell table:formula="of:=[.A25]-[.B25]" office:value-type="float" office:value="1">
            <text:p>1</text:p>
          </table:table-cell>
          <table:table-cell table:formula="of:=POWER([.D25];[.F25])" office:value-type="float" office:value="0.5">
            <text:p>0,5</text:p>
          </table:table-cell>
          <table:table-cell table:formula="of:=FACT([.A25])/(FACT([.B25])*FACT([.F25]))" office:value-type="float" office:value="7">
            <text:p>7</text:p>
          </table:table-cell>
          <table:table-cell table:formula="of:=[.H25]*[.G25]*[.E25]" office:value-type="float" office:value="0.0546875">
            <text:p>0,0546875</text:p>
          </table:table-cell>
          <table:table-cell table:formula="of:=[.I25]+[.J24]" office:value-type="float" office:value="0.9921875">
            <text:p>0,9921875</text:p>
          </table:table-cell>
          <table:table-cell table:formula="of:=[.I25]*[.B25]" office:value-type="float" office:value="0.328125">
            <text:p>0,32812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table:formula="of:=POWER([.C26];[.B26])" office:value-type="float" office:value="0.0078125">
            <text:p>0,0078125</text:p>
          </table:table-cell>
          <table:table-cell table:formula="of:=[.A26]-[.B26]" office:value-type="float" office:value="0">
            <text:p>0</text:p>
          </table:table-cell>
          <table:table-cell table:formula="of:=POWER([.D26];[.F26])" office:value-type="float" office:value="1">
            <text:p>1</text:p>
          </table:table-cell>
          <table:table-cell table:formula="of:=FACT([.A26])/(FACT([.B26])*FACT([.F26]))" office:value-type="float" office:value="1">
            <text:p>1</text:p>
          </table:table-cell>
          <table:table-cell table:formula="of:=[.H26]*[.G26]*[.E26]" office:value-type="float" office:value="0.0078125">
            <text:p>0,0078125</text:p>
          </table:table-cell>
          <table:table-cell table:formula="of:=[.I26]+[.J25]" office:value-type="float" office:value="1">
            <text:p>1</text:p>
          </table:table-cell>
          <table:table-cell table:formula="of:=[.I26]*[.B26]" office:value-type="float" office:value="0.0546875">
            <text:p>0,054687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I19:.I26])" office:value-type="float" office:value="1">
            <text:p>1</text:p>
          </table:table-cell>
          <table:table-cell/>
          <table:table-cell table:formula="of:=SUM([.K19:.K26])" office:value-type="float" office:value="3.5">
            <text:p>3,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itmeticka sredina</text:p>
          </table:table-cell>
          <table:table-cell/>
          <table:table-cell table:formula="of:=[.A19]*[.C19]"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office:value-type="string">
            <text:p>Varijansa</text:p>
          </table:table-cell>
          <table:table-cell/>
          <table:table-cell table:formula="of:=[.C29]*[.D19]" office:value-type="float" office:value="1.75">
            <text:p>1,75</text:p>
          </table:table-cell>
          <table:table-cell table:number-columns-repeated="1021"/>
        </table:table-row>
        <table:table-row table:style-name="ro1">
          <table:table-cell office:value-type="string">
            <text:p>devijacija</text:p>
          </table:table-cell>
          <table:table-cell/>
          <table:table-cell table:formula="of:=SQRT([.C30])" office:value-type="float" office:value="1.3228756555323">
            <text:p>1,3228756555323</text:p>
          </table:table-cell>
          <table:table-cell table:number-columns-repeated="1021"/>
        </table:table-row>
        <table:table-row table:style-name="ro1">
          <table:table-cell office:value-type="string">
            <text:p>koeficijent varijacije</text:p>
          </table:table-cell>
          <table:table-cell/>
          <table:table-cell table:formula="of:=[.C31]/[.C29]" office:value-type="float" office:value="0.377964473009227">
            <text:p>0,377964473009227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Rockwell Extra Bold" svg:font-family="'Rockwell Extra Bold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bs" fo:country="B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KM</number:text>
    </number:number-style>
    <number:number-style style:name="N108">
      <number:text>-</number:text>
      <number:number number:decimal-places="0" number:min-integer-digits="1" number:grouping="true"/>
      <number:text> KM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M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KM</number:text>
    </number:number-style>
    <number:number-style style:name="N111">
      <number:text>-</number:text>
      <number:number number:decimal-places="2" number:min-integer-digits="1" number:grouping="true"/>
      <number:text> KM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M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   </number:text>
    </number:number-style>
    <number:number-style style:name="N120P1" style:volatile="true">
      <number:text>-</number:text>
      <number:number number:decimal-places="0" number:min-integer-digits="1" number:grouping="true"/>
      <number:text>       </number:text>
    </number:number-style>
    <number:number-style style:name="N120P2" style:volatile="true">
      <number:text> - 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KM </number:text>
    </number:number-style>
    <number:number-style style:name="N124P1" style:volatile="true">
      <number:text>-</number:text>
      <number:number number:decimal-places="0" number:min-integer-digits="1" number:grouping="true"/>
      <number:text> KM </number:text>
    </number:number-style>
    <number:number-style style:name="N124P2" style:volatile="true">
      <number:text> - KM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number:min-integer-digits="1" number:grouping="true"/>
      <number:text>       </number:text>
    </number:number-style>
    <number:number-style style:name="N128P2" style:volatile="true">
      <number:text> -</number:text>
      <number:number number: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KM </number:text>
    </number:number-style>
    <number:number-style style:name="N132P1" style:volatile="true">
      <number:text>-</number:text>
      <number:number number:decimal-places="2" number:min-integer-digits="1" number:grouping="true"/>
      <number:text> KM </number:text>
    </number:number-style>
    <number:number-style style:name="N132P2" style:volatile="true">
      <number:text> -</number:text>
      <number:number number:decimal-places="0" number:min-integer-digits="0"/>
      <number:text> KM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kn</number:text>
    </number:number-style>
    <number:number-style style:name="N138">
      <number:text>-</number:text>
      <number:number number:decimal-places="0" number:min-integer-digits="1" number:grouping="true"/>
      <number:text> kn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n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n</number:text>
    </number:number-style>
    <number:number-style style:name="N141">
      <number:text>-</number:text>
      <number:number number:decimal-places="2" number:min-integer-digits="1" number:grouping="true"/>
      <number:text> kn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n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kn </number:text>
    </number:number-style>
    <number:number-style style:name="N146P1" style:volatile="true">
      <number:text>-</number:text>
      <number:number number:decimal-places="0" number:min-integer-digits="1" number:grouping="true"/>
      <number:text> kn </number:text>
    </number:number-style>
    <number:number-style style:name="N146P2" style:volatile="true">
      <number:text> - kn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</number:text>
    </number:number-style>
    <number:number-style style:name="N150P1" style:volatile="true">
      <number:text>-</number:text>
      <number:number number:decimal-places="0" number:min-integer-digits="1" number:grouping="true"/>
      <number:text>      </number:text>
    </number:number-style>
    <number:number-style style:name="N150P2" style:volatile="true">
      <number:text> -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kn </number:text>
    </number:number-style>
    <number:number-style style:name="N154P1" style:volatile="true">
      <number:text>-</number:text>
      <number:number number:decimal-places="2" number:min-integer-digits="1" number:grouping="true"/>
      <number:text> kn </number:text>
    </number:number-style>
    <number:number-style style:name="N154P2" style:volatile="true">
      <number:text> -</number:text>
      <number:number number:decimal-places="0" number:min-integer-digits="0"/>
      <number:text> kn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</number:text>
    </number:number-style>
    <number:number-style style:name="N158P1" style:volatile="true">
      <number:text>-</number:text>
      <number:number number:decimal-places="2" number:min-integer-digits="1" number:grouping="true"/>
      <number:text>      </number:text>
    </number:number-style>
    <number:number-style style:name="N158P2" style:volatile="true">
      <number:text> -</number:text>
      <number:number number:decimal-places="0" number:min-integer-digits="0"/>
      <number:text>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£</number:text>
      <number:number number:decimal-places="0" number:min-integer-digits="1" number:grouping="true"/>
    </number:number-style>
    <number:number-style style:name="N160">
      <number:text>-£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-£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£</number:text>
      <number:number number:decimal-places="2" number:min-integer-digits="1" number:grouping="true"/>
    </number:number-style>
    <number:number-style style:name="N163">
      <number:text>-£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-£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£</number:text>
      <number:number number:decimal-places="0" number:min-integer-digits="1" number:grouping="true"/>
      <number:text> </number:text>
    </number:number-style>
    <number:number-style style:name="N168P1" style:volatile="true">
      <number:text>-£</number:text>
      <number:number number:decimal-places="0" number:min-integer-digits="1" number:grouping="true"/>
      <number:text> </number:text>
    </number:number-style>
    <number:number-style style:name="N168P2" style:volatile="true">
      <number:text> £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£</number:text>
      <number:number number:decimal-places="2" number:min-integer-digits="1" number:grouping="true"/>
      <number:text> </number:text>
    </number:number-style>
    <number:number-style style:name="N176P1" style:volatile="true">
      <number:text>-£</number:text>
      <number:number number:decimal-places="2" number:min-integer-digits="1" number:grouping="true"/>
      <number:text> </number:text>
    </number:number-style>
    <number:number-style style:name="N176P2" style:volatile="true">
      <number:text> £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number:min-integer-digits="1"/>
    </number:number-style>
    <number:number-style style:name="N182">
      <number:number number:decimal-places="10" number:min-integer-digits="1"/>
    </number:number-style>
    <number:number-style style:name="N183">
      <number:number number:decimal-places="11" number:min-integer-digits="1"/>
    </number:number-style>
    <number:number-style style:name="N184">
      <number:number number:decimal-places="3" number:min-integer-digits="1"/>
    </number:number-style>
    <number:number-style style:name="N185">
      <number:number number:decimal-places="4" number:min-integer-digits="1"/>
    </number:number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$</number:text>
      <number:number number:decimal-places="2" number:min-integer-digits="1" number:grouping="true"/>
      <number:text> </number:text>
    </number:number-style>
    <number:number-style style:name="N209P1" style:volatile="true">
      <number:text> $(</number:text>
      <number:number number:decimal-places="2" number:min-integer-digits="1" number:grouping="true"/>
      <number:text>)</number:text>
    </number:number-style>
    <number:number-style style:name="N209P2" style:volatile="true">
      <number:text> $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5" number:min-integer-digits="1"/>
    </number:number-style>
    <number:number-style style:name="N213">
      <number:number number:decimal-places="6" number:min-integer-digits="1"/>
    </number:number-style>
    <number:number-style style:name="N214">
      <number:number number:decimal-places="7" number:min-integer-digits="1"/>
    </number:number-style>
    <number:number-style style:name="N215">
      <number:number number:decimal-places="8" number:min-integer-digits="1"/>
    </number:number-style>
    <number:number-style style:name="N216">
      <number:number number:decimal-places="9" number:min-integer-digits="1"/>
    </number:number-style>
    <number:percentage-style style:name="N217">
      <number:number number:decimal-places="1" number:min-integer-digits="1"/>
      <number:text>%</number:text>
    </number:percentage-style>
    <number:percentage-style style:name="N218">
      <number:number number:decimal-places="3" number:min-integer-digits="1"/>
      <number:text>%</number:text>
    </number:percentage-style>
    <number:number-style style:name="N219">
      <number:number number:decimal-places="1" number:min-integer-digits="1" number:grouping="true"/>
    </number:number-style>
    <number:number-style style:name="N220">
      <number:number number:decimal-places="3" number:min-integer-digits="1" number:grouping="true"/>
    </number:number-style>
    <number:number-style style:name="N221">
      <number:number number:decimal-places="3" number:min-integer-digits="1" number:grouping="true"/>
      <number:text> kn</number:text>
    </number:number-style>
    <number:percentage-style style:name="N222">
      <number:number number:decimal-places="5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.02.2011</text:date>, <text:time>17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tak3" style:display-name="PageStyle_Zadatak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_20_8" style:display-name="PageStyle_Zadatak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4" style:display-name="PageStyle_Zadatak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5" style:display-name="PageStyle_Zadatak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tak_20_9" style:display-name="PageStyle_Zadatak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_20_10" style:display-name="PageStyle_Zadatak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_20_11" style:display-name="PageStyle_Zadatak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_20_12" style:display-name="PageStyle_Zadatak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tak_20_15" style:display-name="PageStyle_Zadatak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a Handzar</meta:initial-creator>
    <meta:creation-date>2005-02-15T21:19:13</meta:creation-date>
    <dc:creator>bringout </dc:creator>
    <dc:date>2011-02-04T17:33:02</dc:date>
    <meta:generator>OpenOffice.org/3.2$Unix OpenOffice.org_project/320m12$Build-9483</meta:generator>
    <meta:editing-duration>PT00H03M06S</meta:editing-duration>
    <meta:editing-cycles>1</meta:editing-cycles>
    <meta:document-statistic meta:table-count="1" meta:cell-count="201" meta:object-count="0"/>
  </office:meta>
</office:document-meta>
</file>